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40947"/>
    </style:style>
    <style:style style:name="P2" style:family="paragraph" style:parent-style-name="Standard">
      <style:text-properties officeooo:paragraph-rsid="0015b1cc"/>
    </style:style>
    <style:style style:name="P3" style:family="paragraph" style:parent-style-name="Text_20_body">
      <style:text-properties officeooo:paragraph-rsid="0012c0e6"/>
    </style:style>
    <style:style style:name="P4" style:family="paragraph" style:parent-style-name="Text_20_body">
      <style:text-properties officeooo:paragraph-rsid="00140947"/>
    </style:style>
    <style:style style:name="P5" style:family="paragraph" style:parent-style-name="Text_20_body">
      <style:text-properties officeooo:paragraph-rsid="0015b1cc"/>
    </style:style>
    <style:style style:name="P6" style:family="paragraph" style:parent-style-name="Text_20_body">
      <style:text-properties officeooo:paragraph-rsid="0015bed6"/>
    </style:style>
    <style:style style:name="P7" style:family="paragraph" style:parent-style-name="Text_20_body">
      <style:text-properties fo:font-size="13pt" officeooo:paragraph-rsid="0015bed6" style:font-size-asian="11.3500003814697pt" style:font-size-complex="13pt"/>
    </style:style>
    <style:style style:name="P8" style:family="paragraph" style:parent-style-name="Heading_20_2">
      <style:text-properties officeooo:rsid="0012c0e6" officeooo:paragraph-rsid="0012c0e6"/>
    </style:style>
    <style:style style:name="P9" style:family="paragraph" style:parent-style-name="Heading_20_2">
      <style:text-properties officeooo:rsid="00140947" officeooo:paragraph-rsid="00140947"/>
    </style:style>
    <style:style style:name="P10" style:family="paragraph" style:parent-style-name="Heading_20_2">
      <style:text-properties officeooo:paragraph-rsid="0015b1cc"/>
    </style:style>
    <style:style style:name="P11" style:family="paragraph" style:parent-style-name="Heading_20_2">
      <style:text-properties officeooo:rsid="0015bed6" officeooo:paragraph-rsid="0015bed6"/>
    </style:style>
    <style:style style:name="P12" style:family="paragraph" style:parent-style-name="Heading_20_2">
      <style:text-properties officeooo:paragraph-rsid="0015bed6"/>
    </style:style>
    <style:style style:name="P13" style:family="paragraph" style:parent-style-name="Heading_20_1">
      <style:text-properties officeooo:rsid="0012c0e6" officeooo:paragraph-rsid="0012c0e6"/>
    </style:style>
    <style:style style:name="P14" style:family="paragraph" style:parent-style-name="Heading_20_1">
      <style:text-properties officeooo:rsid="00140947" officeooo:paragraph-rsid="00140947"/>
    </style:style>
    <style:style style:name="P15" style:family="paragraph" style:parent-style-name="Heading_20_1">
      <style:text-properties officeooo:rsid="0015b1cc" officeooo:paragraph-rsid="0015b1cc"/>
    </style:style>
    <style:style style:name="P16" style:family="paragraph" style:parent-style-name="Heading_20_1">
      <style:text-properties officeooo:rsid="0015bed6" officeooo:paragraph-rsid="0015bed6"/>
    </style:style>
    <style:style style:name="T1" style:family="text">
      <style:text-properties officeooo:rsid="0015b1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PROGRAMME</text:h>
      <text:p text:style-name="Standard"/>
      <text:p text:style-name="Standard">import random</text:p>
      <text:p text:style-name="Standard"/>
      <text:p text:style-name="Standard">print("WELCOME TO THE GAME,THE ROCK PAPER SCISSORS")</text:p>
      <text:p text:style-name="Standard"/>
      <text:p text:style-name="Standard">iswin = False</text:p>
      <text:p text:style-name="Standard">playerinput=0</text:p>
      <text:p text:style-name="Standard">while iswin == False:</text:p>
      <text:p text:style-name="Standard"><text:tab/>print("")</text:p>
      <text:p text:style-name="Standard"><text:tab/>print("press 1 for Rock.")</text:p>
      <text:p text:style-name="Standard"><text:tab/>print("press 2 for Paper.")</text:p>
      <text:p text:style-name="Standard"><text:tab/>print("press 3 for Scissors.")</text:p>
      <text:p text:style-name="Standard"><text:tab/>while(playerinput==0):</text:p>
      <text:p text:style-name="Standard"><text:tab/><text:tab/>playerinput = int(input("what would you like to play?"))</text:p>
      <text:p text:style-name="Standard"/>
      <text:p text:style-name="Standard"><text:tab/>computerinput= random.randint(1,3)</text:p>
      <text:p text:style-name="Standard"/>
      <text:p text:style-name="Standard"><text:tab/>if (playerinput == 1) and (computerinput == 1):</text:p>
      <text:p text:style-name="Standard"><text:tab/><text:tab/>iswin = False</text:p>
      <text:p text:style-name="Standard"><text:tab/><text:tab/>print("it's a draw; you both played Rock!")<text:tab/></text:p>
      <text:p text:style-name="Standard"><text:tab/>if (playerinput == 2) and (computerinput == 1):</text:p>
      <text:p text:style-name="Standard"><text:tab/><text:tab/>iswin = True</text:p>
      <text:p text:style-name="Standard"><text:tab/><text:tab/>print("you win; computer played Rock!")</text:p>
      <text:p text:style-name="Standard"><text:tab/>if (playerinput == 1) and (computerinput == 2):</text:p>
      <text:p text:style-name="Standard"><text:tab/><text:tab/>iswin = True</text:p>
      <text:p text:style-name="Standard"><text:tab/><text:tab/>print("you lose; computer played paper!")</text:p>
      <text:p text:style-name="Standard"><text:tab/>if (playerinput == 3) and (computerinput == 3):</text:p>
      <text:p text:style-name="Standard"><text:tab/><text:tab/>iswin = False</text:p>
      <text:p text:style-name="Standard"><text:tab/><text:tab/>print("it's a draw; you both played Scissors!")</text:p>
      <text:p text:style-name="Standard"><text:tab/>if (playerinput == 2) and (computerinput == 2):</text:p>
      <text:p text:style-name="Standard"><text:tab/><text:tab/>iswin = False</text:p>
      <text:p text:style-name="Standard"><text:tab/><text:tab/>print("it's a draw; you both played Paper!")</text:p>
      <text:p text:style-name="Standard"><text:tab/>if (playerinput == 3) and (computerinput == 1):</text:p>
      <text:p text:style-name="Standard"><text:tab/><text:tab/>iswin = True</text:p>
      <text:p text:style-name="Standard"><text:tab/><text:tab/>print("you win; computer played Rock!")</text:p>
      <text:p text:style-name="Standard"><text:tab/>if (playerinput == 1) and (computerinput == 3):</text:p>
      <text:p text:style-name="Standard"><text:tab/><text:tab/>iswin = True</text:p>
      <text:p text:style-name="Standard"><text:tab/><text:tab/>print("you lose; computer played Scissors")</text:p>
      <text:p text:style-name="Standard"><text:tab/>if (playerinput == 3) and (computerinput ==2):</text:p>
      <text:p text:style-name="Standard"><text:tab/><text:tab/>iswin = True</text:p>
      <text:p text:style-name="Standard"><text:tab/><text:tab/>print("you win; computer played paper!")</text:p>
      <text:p text:style-name="Standard"><text:tab/>if (playerinput == 2) and (computerinput == 1):</text:p>
      <text:p text:style-name="Standard"><text:tab/><text:tab/>iswin = True</text:p>
      <text:p text:style-name="Standard"><text:tab/><text:tab/>print("you win; computer played Rock!")<text:tab/><text:tab/><text:tab/><text:tab/></text:p>
      <text:p text:style-name="Standard"/>
      <text:h text:style-name="P8" text:outline-level="2">OUTPUT:</text:h>
      <text:p text:style-name="P3"/>
      <text:p text:style-name="Standard">WELCOME TO THE GAME,THE ROCK PAPER SCISSORS</text:p>
      <text:p text:style-name="Standard"/>
      <text:p text:style-name="Standard">press 1 for Rock.</text:p>
      <text:p text:style-name="Standard">press 2 for Paper.</text:p>
      <text:p text:style-name="Standard">press 3 for Scissors.</text:p>
      <text:p text:style-name="Standard"><text:soft-page-break/>what would you like to play?2</text:p>
      <text:p text:style-name="Standard"/>
      <text:p text:style-name="Standard">press 1 for Rock.</text:p>
      <text:p text:style-name="Standard">press 2 for Paper.</text:p>
      <text:p text:style-name="Standard">press 3 for Scissors.</text:p>
      <text:p text:style-name="Standard">it's a draw; you both played Paper!</text:p>
      <text:p text:style-name="Standard"/>
      <text:p text:style-name="Standard">press 1 for Rock.</text:p>
      <text:p text:style-name="Standard">press 2 for Paper.</text:p>
      <text:p text:style-name="Standard">press 3 for Scissors.</text:p>
      <text:p text:style-name="Standard"/>
      <text:p text:style-name="Standard">press 1 for Rock.</text:p>
      <text:p text:style-name="Standard">press 2 for Paper.</text:p>
      <text:p text:style-name="Standard">press 3 for Scissors.</text:p>
      <text:p text:style-name="Standard"/>
      <text:p text:style-name="Standard">press 1 for Rock.</text:p>
      <text:p text:style-name="Standard">press 2 for Paper.</text:p>
      <text:p text:style-name="Standard">press 3 for Scissors.</text:p>
      <text:p text:style-name="Standard">you win; computer played Rock!</text:p>
      <text:p text:style-name="P1">for i in range(2,36):</text:p>
      <text:p text:style-name="P1"><text:tab/></text:p>
      <text:p text:style-name="P1"><text:tab/>print(i)you win; computer played Rock!</text:p>
      <text:p text:style-name="Standard"/>
      <text:p text:style-name="Standard"/>
      <text:p text:style-name="Standard"/>
      <text:h text:style-name="P14" text:outline-level="1">Programme</text:h>
      <text:p text:style-name="P4">for i in range(2,36):</text:p>
      <text:p text:style-name="P4"><text:tab/>print(i)</text:p>
      <text:p text:style-name="P4"/>
      <text:h text:style-name="P9" text:outline-level="2">output:</text:h>
      <text:p text:style-name="P4"/>
      <text:p text:style-name="Standard">2</text:p>
      <text:p text:style-name="Standard">3</text:p>
      <text:p text:style-name="Standard">4</text:p>
      <text:p text:style-name="Standard">5</text:p>
      <text:p text:style-name="Standard">6</text:p>
      <text:p text:style-name="Standard">7</text:p>
      <text:p text:style-name="Standard">8</text:p>
      <text:p text:style-name="Standard">9</text:p>
      <text:p text:style-name="Standard">10</text:p>
      <text:p text:style-name="Standard">11</text:p>
      <text:p text:style-name="Standard">12</text:p>
      <text:p text:style-name="Standard">13</text:p>
      <text:p text:style-name="Standard">14</text:p>
      <text:p text:style-name="Standard">15</text:p>
      <text:p text:style-name="Standard">16</text:p>
      <text:p text:style-name="Standard">17</text:p>
      <text:p text:style-name="Standard">18</text:p>
      <text:p text:style-name="Standard">19</text:p>
      <text:p text:style-name="Standard">20</text:p>
      <text:p text:style-name="Standard"><text:soft-page-break/>21</text:p>
      <text:p text:style-name="Standard">22</text:p>
      <text:p text:style-name="Standard">23</text:p>
      <text:p text:style-name="Standard">24</text:p>
      <text:p text:style-name="Standard">25</text:p>
      <text:p text:style-name="Standard">26</text:p>
      <text:p text:style-name="Standard">27</text:p>
      <text:p text:style-name="Standard">28</text:p>
      <text:p text:style-name="Standard">29</text:p>
      <text:p text:style-name="Standard">30</text:p>
      <text:p text:style-name="Standard">31</text:p>
      <text:p text:style-name="Standard">32</text:p>
      <text:p text:style-name="Standard">33</text:p>
      <text:p text:style-name="Standard">34</text:p>
      <text:p text:style-name="Standard">35</text:p>
      <text:p text:style-name="Standard"/>
      <text:p text:style-name="Standard"/>
      <text:h text:style-name="P15" text:outline-level="1">programme</text:h>
      <text:p text:style-name="P5"/>
      <text:p text:style-name="P5"/>
      <text:p text:style-name="Standard"/>
      <text:p text:style-name="Standard">import random</text:p>
      <text:p text:style-name="Standard"/>
      <text:p text:style-name="Standard">print("WELCOME TO THE GAME,THE ROCK PAPER SCISSORS")</text:p>
      <text:p text:style-name="Standard"/>
      <text:p text:style-name="Standard">iswin=False</text:p>
      <text:p text:style-name="Standard">playerinput=0</text:p>
      <text:p text:style-name="Standard"/>
      <text:p text:style-name="Standard">while iswin == False:</text:p>
      <text:p text:style-name="Standard"><text:tab/>print("")</text:p>
      <text:p text:style-name="Standard"><text:tab/>print("press 1 for Rock.")</text:p>
      <text:p text:style-name="Standard"><text:tab/>print("press 2 for Paper.")</text:p>
      <text:p text:style-name="Standard"><text:tab/>print("press 3 for Scissors.")</text:p>
      <text:p text:style-name="Standard"><text:tab/>while(playerinput==0):</text:p>
      <text:p text:style-name="Standard"><text:tab/><text:tab/>playerinput = int(input("what would you like to play?"))</text:p>
      <text:p text:style-name="Standard"/>
      <text:p text:style-name="Standard"><text:tab/>computerinput= random.randint(1,3)</text:p>
      <text:p text:style-name="Standard"/>
      <text:p text:style-name="Standard"><text:tab/>if (playerinput == 1) and (computerinput == 1):</text:p>
      <text:p text:style-name="Standard"><text:tab/><text:tab/>iswin = False</text:p>
      <text:p text:style-name="Standard"><text:tab/><text:tab/>print("it's a draw; you both played Rock!")<text:tab/></text:p>
      <text:p text:style-name="Standard"><text:tab/>if (playerinput == 2) and (computerinput == 1):</text:p>
      <text:p text:style-name="Standard"><text:tab/><text:tab/>iswin = True</text:p>
      <text:p text:style-name="Standard"><text:tab/><text:tab/>print("you win; computer played Rock!")</text:p>
      <text:p text:style-name="Standard"><text:tab/>if (playerinput == 1) and (computerinput == 2):</text:p>
      <text:p text:style-name="Standard"><text:tab/><text:tab/>iswin = True</text:p>
      <text:p text:style-name="Standard"><text:tab/><text:tab/>print("you lose; computer played paper!")</text:p>
      <text:p text:style-name="Standard"><text:tab/>if (playerinput == 3) and (computerinput == 3):</text:p>
      <text:p text:style-name="Standard"><text:tab/><text:tab/>iswin = False</text:p>
      <text:p text:style-name="Standard"><text:tab/><text:tab/>print("it's a draw; you both played Scissors!")</text:p>
      <text:p text:style-name="Standard"><text:tab/>if (playerinput == 2) and (computerinput == 2):</text:p>
      <text:p text:style-name="Standard"><text:tab/><text:tab/>iswin = False</text:p>
      <text:p text:style-name="Standard"><text:tab/><text:tab/>print("it's a draw; you both played Paper!")</text:p>
      <text:p text:style-name="Standard"><text:soft-page-break/><text:tab/>if (playerinput == 3) and (computerinput == 1):</text:p>
      <text:p text:style-name="Standard"><text:tab/><text:tab/>iswin = True</text:p>
      <text:p text:style-name="Standard"><text:tab/><text:tab/>print("you win; computer played Rock!")</text:p>
      <text:p text:style-name="Standard"><text:tab/>if (playerinput == 1) and (computerinput == 3):</text:p>
      <text:p text:style-name="Standard"><text:tab/><text:tab/>iswin = True</text:p>
      <text:p text:style-name="Standard"><text:tab/><text:tab/>print("you lose; computer played Scissors")</text:p>
      <text:p text:style-name="Standard"><text:tab/>if (playerinput == 3) and (computerinput ==2):</text:p>
      <text:p text:style-name="Standard"><text:tab/><text:tab/>iswin = True</text:p>
      <text:p text:style-name="Standard"><text:tab/><text:tab/>print("you win; computer played paper!")</text:p>
      <text:p text:style-name="Standard"><text:tab/>if (playerinput == 2) and (computerinput == 1):</text:p>
      <text:p text:style-name="Standard"><text:tab/><text:tab/>iswin = True</text:p>
      <text:p text:style-name="P2"><text:tab/><text:tab/>print("you win; computer played Rock!")</text:p>
      <text:p text:style-name="P2"/>
      <text:h text:style-name="P11" text:outline-level="2">output:</text:h>
      <text:p text:style-name="P7">press 1 for Rock.</text:p>
      <text:p text:style-name="P7">press 2 for Paper.</text:p>
      <text:p text:style-name="P7">press 3 for Scissors.</text:p>
      <text:p text:style-name="P7">what would you like to play?2</text:p>
      <text:p text:style-name="P7"/>
      <text:p text:style-name="P7">press 1 for Rock.</text:p>
      <text:p text:style-name="P7">press 2 for Paper.</text:p>
      <text:p text:style-name="P7">press 3 for Scissors.</text:p>
      <text:p text:style-name="P7">it's a draw; you both played Paper!</text:p>
      <text:p text:style-name="P7"/>
      <text:p text:style-name="P7">press 1 for Rock.</text:p>
      <text:p text:style-name="P7">press 2 for Paper.</text:p>
      <text:p text:style-name="P7">press 3 for Scissors.</text:p>
      <text:p text:style-name="P6"/>
      <text:h text:style-name="P16" text:outline-level="1">PROGRAMME</text:h>
      <text:p text:style-name="P6">import random</text:p>
      <text:p text:style-name="P6">count=0</text:p>
      <text:p text:style-name="P6">def myroll():</text:p>
      <text:p text:style-name="P6"><text:s/><text:tab/> <text:s text:c="3"/>return random.randint(1,6)</text:p>
      <text:p text:style-name="P6">while(count&lt;=100):</text:p>
      <text:p text:style-name="P6"><text:tab/>n=input("press r to roll the dice")</text:p>
      <text:p text:style-name="P6"><text:tab/>if(n=='r'):</text:p>
      <text:p text:style-name="P6"><text:tab/><text:tab/>r=myroll()</text:p>
      <text:p text:style-name="P6"><text:soft-page-break/><text:tab/><text:tab/>count=count+r</text:p>
      <text:p text:style-name="P6"><text:tab/><text:tab/>print("u got",r)</text:p>
      <text:p text:style-name="P6"><text:tab/><text:tab/>print("new position is",count)</text:p>
      <text:p text:style-name="P6"><text:tab/><text:tab/>if(count==8):</text:p>
      <text:p text:style-name="P6"><text:tab/><text:tab/><text:tab/>count=37</text:p>
      <text:p text:style-name="P6"><text:tab/><text:tab/><text:tab/>print("i got the ladder")</text:p>
      <text:p text:style-name="P6"><text:tab/><text:tab/>elif(count==11):</text:p>
      <text:p text:style-name="P6"><text:tab/><text:tab/><text:tab/>count=2 <text:s text:c="29"/></text:p>
      <text:p text:style-name="P6"><text:tab/><text:tab/><text:tab/>print("sorry,u got snake")</text:p>
      <text:p text:style-name="P6"><text:tab/><text:tab/>elif(count==13):</text:p>
      <text:p text:style-name="P6"><text:tab/><text:tab/><text:tab/>count=34</text:p>
      <text:p text:style-name="P6"><text:tab/><text:tab/><text:tab/>print("i got the ladder")</text:p>
      <text:p text:style-name="P6"><text:tab/><text:tab/>elif(count==25): </text:p>
      <text:p text:style-name="P6"><text:tab/><text:tab/><text:tab/>count=4</text:p>
      <text:p text:style-name="P6"><text:tab/><text:tab/><text:tab/>print("sorry,u got snake") <text:tab/></text:p>
      <text:p text:style-name="P6"><text:tab/><text:tab/>elif(count==38):</text:p>
      <text:p text:style-name="P6"><text:tab/><text:tab/><text:tab/>count=9</text:p>
      <text:p text:style-name="P6"><text:tab/><text:tab/><text:tab/>print("sorry,u got snake")</text:p>
      <text:p text:style-name="P6"><text:tab/><text:tab/>elif(count==40):</text:p>
      <text:p text:style-name="P6"><text:tab/><text:tab/><text:tab/>count=68</text:p>
      <text:p text:style-name="P6"><text:tab/><text:tab/><text:tab/>print("i got the ladder")</text:p>
      <text:p text:style-name="P6"><text:tab/><text:tab/>elif(count==65):</text:p>
      <text:p text:style-name="P6"><text:tab/><text:tab/><text:tab/>count=46</text:p>
      <text:p text:style-name="P6"><text:tab/><text:tab/><text:tab/>print("sorry,u got snake")</text:p>
      <text:p text:style-name="P6"><text:tab/><text:tab/>elif(count==76):</text:p>
      <text:p text:style-name="P6"><text:tab/><text:tab/><text:tab/>count=97</text:p>
      <text:p text:style-name="P6"><text:tab/><text:tab/><text:tab/>print("i got the ladder")</text:p>
      <text:p text:style-name="P6"><text:tab/><text:tab/>elif(count==89):</text:p>
      <text:p text:style-name="P6"><text:tab/><text:tab/><text:tab/>count=70</text:p>
      <text:p text:style-name="P6"><text:tab/><text:tab/><text:tab/>print("sorry,i got the snake")</text:p>
      <text:p text:style-name="P6"><text:tab/><text:tab/>elif(count==93):</text:p>
      <text:p text:style-name="P6"><text:tab/><text:tab/><text:tab/>count=64</text:p>
      <text:p text:style-name="P6"><text:tab/><text:tab/><text:tab/>print("sorry,i got snake")</text:p>
      <text:p text:style-name="P6"><text:tab/><text:tab/>elif(count&gt;=100):</text:p>
      <text:p text:style-name="P6"><text:soft-page-break/><text:tab/><text:tab/><text:tab/>print("won,the game")</text:p>
      <text:h text:style-name="P11" text:outline-level="2">OUTPUT:</text:h>
      <text:p text:style-name="P6">press r to roll the dicer</text:p>
      <text:p text:style-name="P6">u got 6</text:p>
      <text:p text:style-name="P6">new position is 6</text:p>
      <text:p text:style-name="P6">press r to roll the dicer</text:p>
      <text:p text:style-name="P6">u got 1</text:p>
      <text:p text:style-name="P6">new position is 7</text:p>
      <text:p text:style-name="P6">press r to roll the dicer</text:p>
      <text:p text:style-name="P6">u got 4</text:p>
      <text:p text:style-name="P6">new position is 11</text:p>
      <text:p text:style-name="P6">sorry,u got snake</text:p>
      <text:p text:style-name="P6">press r to roll the dicer</text:p>
      <text:p text:style-name="P6">u got 1</text:p>
      <text:p text:style-name="P6">new position is 3</text:p>
      <text:p text:style-name="P6">press r to roll the dicer</text:p>
      <text:p text:style-name="P6">u got 2</text:p>
      <text:p text:style-name="P6">new position is 5</text:p>
      <text:p text:style-name="P6">press r to roll the dicer</text:p>
      <text:p text:style-name="P6">u got 6</text:p>
      <text:p text:style-name="P6">new position is 11</text:p>
      <text:p text:style-name="P6">sorry,u got snake</text:p>
      <text:p text:style-name="P6">press r to roll the dice</text:p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08:38:59.272793276</meta:creation-date>
    <dc:date>2018-10-05T10:25:24.365583184</dc:date>
    <meta:editing-duration>PT5M53S</meta:editing-duration>
    <meta:editing-cycles>1</meta:editing-cycles>
    <meta:document-statistic meta:table-count="0" meta:image-count="0" meta:object-count="0" meta:page-count="6" meta:paragraph-count="219" meta:word-count="738" meta:character-count="4634" meta:non-whitespace-character-count="3865"/>
    <meta:generator>LibreOffice/6.0.3.2$Linux_X86_64 LibreOffice_project/00m0$Build-2</meta:generator>
  </office:meta>
</office:document-meta>
</file>